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00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4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500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Ausgewählte Problem</text:p>
          </table:table-cell>
          <table:table-cell table:style-name="ce1" office:value-type="string">
            <text:p>Erst Bestanden</text:p>
          </table:table-cell>
          <table:table-cell table:style-name="ce1"/>
          <table:table-cell table:style-name="ce1" office:value-type="string">
            <text:p>Bestanden gesamt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18"/>
        </table:table-row>
        <table:table-row table:style-name="ro2" table:number-rows-repeated="8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Gesamtbewertung:</text:p>
          </table:table-cell>
          <table:table-cell/>
          <table:table-cell office:value-type="float" office:value="0.05">
            <text:p>0,05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4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31T15:46:41.53</dc:date>
    <dc:creator>W. Pahl</dc:creator>
    <meta:editing-duration>PT13H45M34S</meta:editing-duration>
    <meta:editing-cycles>17</meta:editing-cycles>
    <meta:generator>OpenOffice/4.1.15$Win32 OpenOffice.org_project/4115m2$Build-9813</meta:generator>
    <meta:document-statistic meta:table-count="3" meta:cell-count="675" meta:object-count="0"/>
  </office:meta>
</office:document-meta>
</file>